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2" svg:font-family="'Lucida Sans'" style:font-pitch="variable" style:font-charset="x-symbol"/>
    <style:font-face style:name="Lucida Sans" svg:font-family="'Lucida Sans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ucida Sans1" svg:font-family="'Lucida Sans'" style:font-family-generic="swiss" style:font-pitch="variable"/>
  </office:font-face-decls>
  <office:automatic-styles>
    <style:style style:name="Tabela1" style:family="table">
      <style:table-properties table:align="margins" fo:keep-with-next="always"/>
    </style:style>
    <style:style style:name="Tabela1.A" style:family="table-column">
      <style:table-column-properties style:rel-column-width="1310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ucida Sans1"/>
    </style:style>
    <style:style style:name="P2" style:family="paragraph" style:parent-style-name="Heading_20_1" style:master-page-name="">
      <style:paragraph-properties fo:break-before="page"/>
      <style:text-properties style:font-name="Lucida Sans1"/>
    </style:style>
    <style:style style:name="P3" style:family="paragraph" style:parent-style-name="Heading_20_2" style:master-page-name="">
      <style:paragraph-properties fo:break-before="page"/>
      <style:text-properties style:font-name="Lucida Sans1"/>
    </style:style>
    <style:style style:name="P4" style:family="paragraph" style:parent-style-name="Table_20_Heading">
      <style:text-properties style:font-name="Lucida Sans1"/>
    </style:style>
    <style:style style:name="P5" style:family="paragraph" style:parent-style-name="Table_20_Contents">
      <style:text-properties style:font-name="Lucida Sans1"/>
    </style:style>
    <style:style style:name="P6" style:family="paragraph" style:parent-style-name="Table">
      <style:text-properties style:font-name="Lucida Sans1"/>
    </style:style>
    <style:style style:name="T1" style:family="text">
      <style:text-properties fo:font-weight="normal"/>
    </style:style>
    <style:style style:name="fr1" style:family="graphic" style:parent-style-name="Frame">
      <style:graphic-properties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Ilustracja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P1"/>
      </text:section>
      <text:section text:style-name="Sect1" text:name="IndexContentSection">
        <text:h text:style-name="P2" text:outline-level="1">Nagłówek 1</text:h>
        <text:p text:style-name="P1">To jest tekst z pierwszego rozdziału. To jest wpis z indeksu użytkownika.<text:line-break/> <text:alphabetical-index-mark text:string-value="Rozdział"/><text:s text:c="2"/><text:user-index-mark text:string-value="Wpis z indeksu użytkownika" text:index-name="User-Defined" text:outline-level="1"/></text:p>
        <text:h text:style-name="P3" text:outline-level="2">Nagłówek 1.1</text:h>
        <text:p text:style-name="P1"><text:span text:style-name="T1">To jest tekst z rozdziału 1.1. To jest wpis do spisu treści.</text:span><text:line-break/> <text:toc-mark text:string-value="Wpis" text:outline-level="1"/></text:p>
        <text:h text:style-name="P3" text:outline-level="2">Nagłówek 1.2</text:h>
        <text:p text:style-name="P1"><text:span text:style-name="T1">To jest tekst z rozdziału 1.2. Hasło to jest wpisem głównym.</text:span><text:line-break/> <text:alphabetical-index-mark text:string-value="to" text:key1="Klucz główny" text:key2="Klucz drugorzędny"/><text:s text:c="2"/><text:alphabetical-index-mark text:string-value="hasło" text:main-entry="true"/></text:p>
        <text:p text:style-name="P1"/>
      </text:section>
      <text:p text:style-name="P1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office:value-type="string">
              <text:p text:style-name="P4"/>
            </table:table-cell>
            <table:table-cell table:style-name="Tabela1.A1" office:value-type="string">
              <text:p text:style-name="P4"/>
            </table:table-cell>
            <table:table-cell table:style-name="Tabela1.A1" office:value-type="string">
              <text:p text:style-name="P4"/>
            </table:table-cell>
            <table:table-cell table:style-name="Tabela1.A1" office:value-type="string">
              <text:p text:style-name="P4"/>
            </table:table-cell>
            <table:table-cell table:style-name="Tabela1.E1" office:value-type="string">
              <text:p text:style-name="P4"/>
            </table:table-cell>
          </table:table-row>
        </table:table-header-rows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E2" office:value-type="string">
            <text:p text:style-name="P5"/>
          </table:table-cell>
        </table:table-row>
      </table:table>
      <text:p text:style-name="P6">Tabela <text:sequence text:ref-name="refTabela0" text:name="Tabela" text:formula="ooow:Tabela+1" style:num-format="1">1</text:sequence>: To jest tabela 1</text:p>
      <text:p text:style-name="P1"/>
      <text:p text:style-name="P1"><draw:frame draw:style-name="fr1" draw:name="Ramka1" text:anchor-type="paragraph" svg:width="5.897cm" draw:z-index="0"><draw:text-box fo:min-height="2.064cm"><text:p text:style-name="Illustration"><draw:frame draw:style-name="fr2" draw:name="Grafikaa1" text:anchor-type="paragraph" svg:x="0.004cm" svg:y="0.002cm" svg:width="5.897cm" style:rel-width="100%" svg:height="1.519cm" style:rel-height="scale" draw:z-index="1"><draw:image xlink:href="Pictures/100002000000000B0000000B292FD964.png" xlink:type="simple" xlink:show="embed" xlink:actuate="onLoad"/></draw:frame>Ilustracja <text:sequence text:ref-name="refIlustracja0" text:name="Ilustracja" text:formula="ooow:Ilustracja+1" style:num-format="1">1</text:sequence>: To jest ilustracja 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2" svg:font-family="'Lucida Sans'" style:font-pitch="variable" style:font-charset="x-symbol"/>
    <style:font-face style:name="Lucida Sans" svg:font-family="'Lucida Sans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ucida Sans1" svg:font-family="'Lucid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pl" fo:country="PL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" fo:language="pl" fo:country="PL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ucida Sans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Lucida Sans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Lucida San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style:font-name="Lucida Sans1"/>
    </style:style>
    <style:style style:name="Salutation" style:family="paragraph" style:parent-style-name="Standard" style:class="text">
      <style:paragraph-properties text:number-lines="false" text:line-number="0"/>
      <style:text-properties style:font-name="Lucida Sans1"/>
    </style:style>
    <style:style style:name="Signature" style:family="paragraph" style:parent-style-name="Standard" style:class="text">
      <style:paragraph-properties text:number-lines="false" text:line-number="0"/>
      <style:text-properties style:font-name="Lucida Sans1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  <style:text-properties style:font-name="Lucida Sans1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style:font-name="Lucida 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cida Sans1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Lucida Sans1"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ucida Sans1"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style:font-name="Lucida Sans1"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style:font-name="Lucida Sans1"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style:font-name="Lucida Sans1"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style:font-name="Lucida Sans1"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style:font-name="Lucida Sans1" fo:font-size="75%" fo:font-weight="bold"/>
    </style:style>
    <style:style style:name="List" style:family="paragraph" style:parent-style-name="Text_20_body" style:class="list">
      <style:text-properties style:font-name="Lucida Sans1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  <style:text-properties style:font-name="Lucida Sans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  <style:text-properties style:font-name="Lucida Sans1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  <style:text-properties style:font-name="Lucida Sans1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  <style:text-properties style:font-name="Lucida Sans1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  <style:text-properties style:font-name="Lucida Sans1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  <style:text-properties style:font-name="Lucida Sans1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  <style:text-properties style:font-name="Lucida Sans1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  <style:text-properties style:font-name="Lucida Sans1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  <style:text-properties style:font-name="Lucida Sans1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  <style:text-properties style:font-name="Lucida Sans1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  <style:text-properties style:font-name="Lucida Sans1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  <style:text-properties style:font-name="Lucida Sans1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  <style:text-properties style:font-name="Lucida Sans1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  <style:text-properties style:font-name="Lucida Sans1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  <style:text-properties style:font-name="Lucida Sans1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  <style:text-properties style:font-name="Lucida Sans1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  <style:text-properties style:font-name="Lucida Sans1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  <style:text-properties style:font-name="Lucida Sans1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  <style:text-properties style:font-name="Lucida Sans1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  <style:text-properties style:font-name="Lucida Sans1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  <style:text-properties style:font-name="Lucida Sans1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  <style:text-properties style:font-name="Lucida Sans1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  <style:text-properties style:font-name="Lucida Sans1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  <style:text-properties style:font-name="Lucida Sans1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  <style:text-properties style:font-name="Lucida Sans1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  <style:text-properties style:font-name="Lucida Sans1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  <style:text-properties style:font-name="Lucida Sans1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  <style:text-properties style:font-name="Lucida Sans1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  <style:text-properties style:font-name="Lucida Sans1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  <style:text-properties style:font-name="Lucida Sans1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  <style:text-properties style:font-name="Lucida Sans1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  <style:text-properties style:font-name="Lucida Sans1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  <style:text-properties style:font-name="Lucida Sans1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  <style:text-properties style:font-name="Lucida Sans1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  <style:text-properties style:font-name="Lucida Sans1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  <style:text-properties style:font-name="Lucida Sans1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  <style:text-properties style:font-name="Lucida Sans1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  <style:text-properties style:font-name="Lucida Sans1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  <style:text-properties style:font-name="Lucida Sans1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  <style:text-properties style:font-name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ucida Sans1"/>
    </style:style>
    <style:style style:name="Table_20_Contents" style:display-name="Table Contents" style:family="paragraph" style:parent-style-name="Text_20_body" style:class="extra">
      <style:text-properties style:font-name="Lucida Sans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ucida Sans1"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Lucida Sans1" fo:font-size="10pt" fo:font-style="italic"/>
    </style:style>
    <style:style style:name="Illustration" style:family="paragraph" style:parent-style-name="Caption" style:class="extra">
      <style:text-properties style:font-name="Lucida Sans1"/>
    </style:style>
    <style:style style:name="Table" style:family="paragraph" style:parent-style-name="Caption" style:class="extra">
      <style:text-properties style:font-name="Lucida Sans1"/>
    </style:style>
    <style:style style:name="Text" style:family="paragraph" style:parent-style-name="Caption" style:class="extra">
      <style:text-properties style:font-name="Lucida Sans1"/>
    </style:style>
    <style:style style:name="Frame_20_contents" style:display-name="Frame contents" style:family="paragraph" style:parent-style-name="Text_20_body" style:class="extra">
      <style:text-properties style:font-name="Lucida Sans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Lucida Sans1"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Lucida Sans1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Lucida Sans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Lucida Sans1" fo:font-size="10pt"/>
    </style:style>
    <style:style style:name="Drawing" style:family="paragraph" style:parent-style-name="Caption" style:class="extra">
      <style:text-properties style:font-name="Lucida Sans1"/>
    </style:style>
    <style:style style:name="Index" style:family="paragraph" style:parent-style-name="Standard" style:class="index">
      <style:paragraph-properties text:number-lines="false" text:line-number="0"/>
      <style:text-properties style:font-name="Lucida Sans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Lucida Sans1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style:font-name="Lucida Sans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style:font-name="Lucida Sans1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Lucida Sans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ucida Sans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ucida Sans1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Lucida Sans1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Lucida Sans1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ucida Sans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ucida Sans1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Lucida Sans1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Lucida Sans1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Lucida Sans1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Lucida Sans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Lucida Sans1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Lucida Sans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ucida Sans1"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style:font-name="Lucida Sans1"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Lucida Sans1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Lucida Sans1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Lucida Sans1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Lucida Sans1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Lucida Sans1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style:font-name="Lucida 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ucida Sans1"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ucida Sans1"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style:font-name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ucida Sans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style:font-name="Lucida Sans"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Lucida San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font-name="Lucida Sans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Lucida Sans2" fo:font-size="9pt"/>
    </style:style>
    <style:style style:name="Internet_20_link" style:display-name="Internet link" style:family="text">
      <style:text-properties fo:color="#000080" style:font-name="Lucida Sans2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font-name="Lucida Sans2" style:text-underline-style="solid" style:text-underline-width="auto" style:text-underline-color="font-color"/>
    </style:style>
    <style:style style:name="Placeholder" style:family="text">
      <style:text-properties fo:font-variant="small-caps" fo:color="#008080" style:font-name="Lucida Sans2" style:text-underline-style="dotted" style:text-underline-width="auto" style:text-underline-color="font-color"/>
    </style:style>
    <style:style style:name="Index_20_Link" style:display-name="Index Link" style:family="text">
      <style:text-properties style:font-name="Lucida Sans2"/>
    </style:style>
    <style:style style:name="Endnote_20_Symbol" style:display-name="Endnote Symbol" style:family="text">
      <style:text-properties style:font-name="Lucida Sans2"/>
    </style:style>
    <style:style style:name="Line_20_numbering" style:display-name="Line numbering" style:family="text">
      <style:text-properties style:font-name="Lucida Sans2"/>
    </style:style>
    <style:style style:name="Main_20_index_20_entry" style:display-name="Main index entry" style:family="text">
      <style:text-properties style:font-name="Lucida Sans2" fo:font-weight="bold"/>
    </style:style>
    <style:style style:name="Footnote_20_anchor" style:display-name="Footnote anchor" style:family="text">
      <style:text-properties style:text-position="super 58%" style:font-name="Lucida Sans2"/>
    </style:style>
    <style:style style:name="Endnote_20_anchor" style:display-name="Endnote anchor" style:family="text">
      <style:text-properties style:text-position="super 58%" style:font-name="Lucida Sans2"/>
    </style:style>
    <style:style style:name="Emphasis" style:family="text">
      <style:text-properties style:font-name="Lucida Sans2" fo:font-style="italic"/>
    </style:style>
    <style:style style:name="Citation" style:family="text">
      <style:text-properties style:font-name="Lucida Sans2" fo:font-style="italic"/>
    </style:style>
    <style:style style:name="Strong_20_Emphasis" style:display-name="Strong Emphasis" style:family="text">
      <style:text-properties style:font-name="Lucida Sans2" fo:font-weight="bold"/>
    </style:style>
    <style:style style:name="Source_20_Text" style:display-name="Source Text" style:family="text">
      <style:text-properties style:font-name="Lucida Sans"/>
    </style:style>
    <style:style style:name="Example" style:family="text">
      <style:text-properties style:font-name="Lucida Sans"/>
    </style:style>
    <style:style style:name="User_20_Entry" style:display-name="User Entry" style:family="text">
      <style:text-properties style:font-name="Lucida Sans"/>
    </style:style>
    <style:style style:name="Variable" style:family="text">
      <style:text-properties style:font-name="Lucida Sans" fo:font-style="italic"/>
    </style:style>
    <style:style style:name="Definition" style:family="text">
      <style:text-properties style:font-name="Lucida Sans"/>
    </style:style>
    <style:style style:name="Teletype" style:family="text">
      <style:text-properties style:font-name="Lucida San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Left_20_Page" style:display-name="Left Page" style:page-layout-name="pm2"/>
    <style:master-page style:name="Right_20_Page" style:display-name="Right Page" style:page-layout-name="pm3"/>
    <style:master-page style:name="Envelope" style:page-layout-name="pm4"/>
    <style:master-page style:name="Index" style:page-layout-name="pm1"/>
    <style:master-page style:name="HTML" style:page-layout-name="pm5"/>
    <style:master-page style:name="Footnote" style:page-layout-name="pm6"/>
    <style:master-page style:name="Endnot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0-06-08T18:55:45</dc:date>
    <dc:language>pl-PL</dc:language>
    <meta:editing-cycles>9</meta:editing-cycles>
    <meta:editing-duration>PT38M14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1" meta:character-count="302"/>
  </office:meta>
</office:document-meta>
</file>